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369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66cm"/>
    </style:style>
    <style:style style:name="co10" style:family="table-column">
      <style:table-column-properties fo:break-before="auto" style:column-width="1.797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769cm"/>
    </style:style>
    <style:style style:name="co13" style:family="table-column">
      <style:table-column-properties fo:break-before="auto" style:column-width="1.224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688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15.903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605cm" fo:break-before="auto" style:use-optimal-row-height="true"/>
    </style:style>
    <style:style style:name="ro7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WenQuanYi Micro Hei" style:font-name-complex="Lohit Hindi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Arial" style:font-name-asian="WenQuanYi Micro Hei" style:font-name-complex="Lohit Hindi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4" style:family="table-cell" style:parent-style-name="Default" style:data-style-name="N110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5" style:family="table-cell" style:parent-style-name="Default" style:data-style-name="N110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9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ext-properties fo:font-size="13pt" style:font-size-asian="13pt" style:font-size-complex="13pt"/>
    </style:style>
    <style:style style:name="ce35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ole-draw-aspect="1"/>
    </style:style>
  </office:automatic-styles>
  <office:body>
    <office:spreadsheet>
      <table:table table:name="ResultatsBrut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1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6" office:value-type="string" table:number-columns-spanned="2" table:number-rows-spanned="1">
            <text:p>Raspbian – armhf</text:p>
            <text:p>MicroSD 4G Class 10</text:p>
          </table:table-cell>
          <table:covered-table-cell table:style-name="ce13"/>
          <table:table-cell table:style-name="ce6" office:value-type="string" table:number-columns-spanned="2" table:number-rows-spanned="1">
            <text:p>Raspbian – armhf</text:p>
            <text:p>Clef usb sandisk 4Go</text:p>
          </table:table-cell>
          <table:covered-table-cell table:style-name="ce15"/>
          <table:table-cell table:style-name="ce6" office:value-type="string" table:number-columns-spanned="2" table:number-rows-spanned="1">
            <text:p>Raspbian – armhf</text:p>
            <text:p>Disque Dur externe</text:p>
          </table:table-cell>
          <table:covered-table-cell table:style-name="ce15"/>
          <table:table-cell table:style-name="ce15"/>
          <table:table-cell table:style-name="ce6" office:value-type="string" table:number-columns-spanned="5" table:number-rows-spanned="1">
            <text:p>Raspbian – armel</text:p>
            <text:p>MicroSD 4G Class 10</text:p>
          </table:table-cell>
          <table:covered-table-cell table:number-columns-repeated="2" table:style-name="ce6"/>
          <table:covered-table-cell table:style-name="ce13"/>
          <table:covered-table-cell table:style-name="ce21"/>
          <table:table-cell table:style-name="ce5" table:number-columns-repeated="1011"/>
        </table:table-row>
        <table:table-row table:style-name="ro2">
          <table:table-cell table:style-name="ce1"/>
          <table:table-cell table:style-name="ce7" office:value-type="string">
            <text:p>OpenJDK 1.7.0_07</text:p>
            <text:p>ZeroVM build 22.0-b10</text:p>
          </table:table-cell>
          <table:table-cell table:style-name="ce7" office:value-type="string">
            <text:p>OpenJDK 1.7.0_07</text:p>
            <text:p>JamVM</text:p>
          </table:table-cell>
          <table:table-cell table:style-name="ce14" office:value-type="string">
            <text:p>OpenJDK 1.7.0_07</text:p>
            <text:p>ZeroVM build 22.0-b10</text:p>
          </table:table-cell>
          <table:table-cell table:style-name="ce14" office:value-type="string">
            <text:p>OpenJDK 1.7.0_07</text:p>
            <text:p>JamVM</text:p>
          </table:table-cell>
          <table:table-cell table:style-name="ce14" office:value-type="string">
            <text:p>OpenJDK 1.7.0_07</text:p>
            <text:p>ZeroVM build 22.0-b10</text:p>
          </table:table-cell>
          <table:table-cell table:style-name="ce14" office:value-type="string">
            <text:p>OpenJDK 1.7.0_07</text:p>
            <text:p>JamVM</text:p>
          </table:table-cell>
          <table:table-cell table:style-name="ce14" office:value-type="string">
            <text:p>Gain</text:p>
            <text:p>SD vs HD</text:p>
          </table:table-cell>
          <table:table-cell table:style-name="ce7" office:value-type="string">
            <text:p>OpenJDK 1.7.0_07</text:p>
            <text:p>ZeroVM build 22.0-b10</text:p>
          </table:table-cell>
          <table:table-cell table:style-name="ce7" office:value-type="string">
            <text:p>OpenJDK 1.7.0_07</text:p>
            <text:p>JamVM</text:p>
          </table:table-cell>
          <table:table-cell table:style-name="ce7" office:value-type="string">
            <text:p>JavaSE Embedded</text:p>
          </table:table-cell>
          <table:table-cell table:style-name="ce7" office:value-type="string">
            <text:p>JavaSE Oracle</text:p>
          </table:table-cell>
          <table:table-cell table:style-name="ce14" office:value-type="string">
            <text:p>Avian 0.6</text:p>
          </table:table-cell>
          <table:table-cell table:style-name="ce5" table:number-columns-repeated="1011"/>
        </table:table-row>
        <table:table-row table:style-name="ro3">
          <table:table-cell table:style-name="ce2" office:value-type="string">
            <text:p>avrora</text:p>
          </table:table-cell>
          <table:table-cell table:style-name="ce8" table:formula="of:=1016642/1000" office:value-type="float" office:value="1016.642">
            <text:p>1017</text:p>
          </table:table-cell>
          <table:table-cell table:style-name="ce8" table:formula="of:=908701/1000" office:value-type="float" office:value="908.701">
            <text:p>909</text:p>
          </table:table-cell>
          <table:table-cell table:style-name="ce8" table:formula="of:=1044641/1000" office:value-type="float" office:value="1044.641">
            <text:p>1045</text:p>
          </table:table-cell>
          <table:table-cell table:style-name="ce8" table:formula="of:=883077/1000" office:value-type="float" office:value="883.077">
            <text:p>883</text:p>
          </table:table-cell>
          <table:table-cell table:style-name="ce8"/>
          <table:table-cell table:style-name="ce8" table:formula="of:=899863/1000" office:value-type="float" office:value="899.863">
            <text:p>900</text:p>
          </table:table-cell>
          <table:table-cell table:style-name="ce17" table:formula="of:=([.C3]-[.G3])/[.C3]" office:value-type="percentage" office:value="0.00972597146916309">
            <text:p>0,97%</text:p>
          </table:table-cell>
          <table:table-cell table:style-name="ce19" table:formula="of:=1146941/1000" office:value-type="float" office:value="1146.941">
            <text:p>1147</text:p>
          </table:table-cell>
          <table:table-cell table:style-name="ce8" table:formula="of:=1159486/1000" office:value-type="float" office:value="1159.486">
            <text:p>1159</text:p>
          </table:table-cell>
          <table:table-cell table:style-name="ce8" table:formula="of:=249768/1000" office:value-type="float" office:value="249.768">
            <text:p>250</text:p>
          </table:table-cell>
          <table:table-cell table:style-name="ce8" table:formula="of:=235707/1000" office:value-type="float" office:value="235.707">
            <text:p>236</text:p>
          </table:table-cell>
          <table:table-cell table:style-name="ce8" table:formula="of:=731629/1000" office:value-type="float" office:value="731.629">
            <text:p>732</text:p>
          </table:table-cell>
          <table:table-cell table:number-columns-repeated="1011"/>
        </table:table-row>
        <table:table-row table:style-name="ro3" table:visibility="collapse">
          <table:table-cell table:style-name="ce3" office:value-type="string">
            <text:p>batik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9" office:value-type="string">
            <text:p>NoClassFoundException (com.sun....)</text:p>
          </table:table-cell>
          <table:table-cell table:style-name="ce9" office:value-type="string">
            <text:p>ko</text:p>
          </table:table-cell>
          <table:table-cell table:style-name="ce17" table:formula="of:=([.C4]-[.G4])/[.C4]" office:value-type="percentage" office:value="0">
            <text:p>#VALEUR !</text:p>
          </table:table-cell>
          <table:table-cell table:style-name="ce9"/>
          <table:table-cell/>
          <table:table-cell table:style-name="ce9" table:number-columns-repeated="3"/>
          <table:table-cell table:number-columns-repeated="1011"/>
        </table:table-row>
        <table:table-row table:style-name="ro3" table:visibility="collapse">
          <table:table-cell table:style-name="ce3" office:value-type="string">
            <text:p>eclipse</text:p>
          </table:table-cell>
          <table:table-cell table:style-name="ce8" table:formula="of:=4757024/1000" office:value-type="float" office:value="4757.024">
            <text:p>4757</text:p>
          </table:table-cell>
          <table:table-cell table:style-name="ce8" table:formula="of:=3325625/1000" office:value-type="float" office:value="3325.625">
            <text:p>3326</text:p>
          </table:table-cell>
          <table:table-cell table:style-name="ce9" office:value-type="string">
            <text:p>ko ??</text:p>
          </table:table-cell>
          <table:table-cell table:style-name="ce8" table:formula="of:=3183676/1000" office:value-type="float" office:value="3183.676">
            <text:p>3184</text:p>
          </table:table-cell>
          <table:table-cell table:style-name="ce9"/>
          <table:table-cell table:style-name="ce8" table:formula="of:=3159030/1000" office:value-type="float" office:value="3159.03">
            <text:p>3159</text:p>
          </table:table-cell>
          <table:table-cell table:style-name="ce17" table:formula="of:=([.C5]-[.G5])/[.C5]" office:value-type="percentage" office:value="0.0500943431685773">
            <text:p>5,01%</text:p>
          </table:table-cell>
          <table:table-cell table:style-name="ce8" table:number-columns-repeated="2"/>
          <table:table-cell table:style-name="ce8" table:formula="of:=928884/1000" office:value-type="float" office:value="928.884">
            <text:p>929</text:p>
          </table:table-cell>
          <table:table-cell table:style-name="ce8" table:formula="of:=887412/1000" office:value-type="float" office:value="887.412">
            <text:p>887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3" office:value-type="string">
            <text:p>fop</text:p>
          </table:table-cell>
          <table:table-cell table:style-name="ce8" table:formula="of:=150371/1000" office:value-type="float" office:value="150.371">
            <text:p>150</text:p>
          </table:table-cell>
          <table:table-cell table:style-name="ce8" table:formula="of:=121768/1000" office:value-type="float" office:value="121.768">
            <text:p>122</text:p>
          </table:table-cell>
          <table:table-cell table:style-name="ce8" table:formula="of:=150017/1000" office:value-type="float" office:value="150.017">
            <text:p>150</text:p>
          </table:table-cell>
          <table:table-cell table:style-name="ce8" table:formula="of:=117896/1000" office:value-type="float" office:value="117.896">
            <text:p>118</text:p>
          </table:table-cell>
          <table:table-cell table:style-name="ce8"/>
          <table:table-cell table:style-name="ce8" table:formula="of:=120185/1000" office:value-type="float" office:value="120.185">
            <text:p>120</text:p>
          </table:table-cell>
          <table:table-cell table:style-name="ce17" table:formula="of:=([.C6]-[.G6])/[.C6]" office:value-type="percentage" office:value="0.0130001313974115">
            <text:p>1,30%</text:p>
          </table:table-cell>
          <table:table-cell table:style-name="ce8" table:formula="of:=175719/1000" office:value-type="float" office:value="175.719">
            <text:p>176</text:p>
          </table:table-cell>
          <table:table-cell table:style-name="ce8" table:formula="of:=171425/1000" office:value-type="float" office:value="171.425">
            <text:p>171</text:p>
          </table:table-cell>
          <table:table-cell table:style-name="ce8" table:formula="of:=56207/1000" office:value-type="float" office:value="56.207">
            <text:p>56</text:p>
          </table:table-cell>
          <table:table-cell table:style-name="ce8" table:formula="of:=56230/1000" office:value-type="float" office:value="56.23">
            <text:p>56</text:p>
          </table:table-cell>
          <table:table-cell table:style-name="ce8" table:formula="of:=238062/1000" office:value-type="float" office:value="238.062">
            <text:p>238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jython</text:p>
          </table:table-cell>
          <table:table-cell table:style-name="ce8" table:formula="of:=2274037/1000" office:value-type="float" office:value="2274.037">
            <text:p>2274</text:p>
          </table:table-cell>
          <table:table-cell table:style-name="ce8" table:formula="of:=1727882/1000" office:value-type="float" office:value="1727.882">
            <text:p>1728</text:p>
          </table:table-cell>
          <table:table-cell table:style-name="ce8" table:formula="of:=2342437/1000" office:value-type="float" office:value="2342.437">
            <text:p>2342</text:p>
          </table:table-cell>
          <table:table-cell table:style-name="ce8" table:formula="of:=1712795/1000" office:value-type="float" office:value="1712.795">
            <text:p>1713</text:p>
          </table:table-cell>
          <table:table-cell table:style-name="ce9"/>
          <table:table-cell table:style-name="ce8" table:formula="of:=1726198/1000" office:value-type="float" office:value="1726.198">
            <text:p>1726</text:p>
          </table:table-cell>
          <table:table-cell table:style-name="ce17" table:formula="of:=([.C7]-[.G7])/[.C7]" office:value-type="percentage" office:value="0.000974603589828454">
            <text:p>0,10%</text:p>
          </table:table-cell>
          <table:table-cell table:style-name="ce8" table:formula="of:=2537324/1000" office:value-type="float" office:value="2537.324">
            <text:p>2537</text:p>
          </table:table-cell>
          <table:table-cell table:style-name="ce19" table:formula="of:=2541987/1000" office:value-type="float" office:value="2541.987">
            <text:p>2542</text:p>
          </table:table-cell>
          <table:table-cell table:style-name="ce8" table:formula="of:=381571/1000" office:value-type="float" office:value="381.571">
            <text:p>382</text:p>
          </table:table-cell>
          <table:table-cell table:style-name="ce8" table:formula="of:=377342/1000" office:value-type="float" office:value="377.342">
            <text:p>377</text:p>
          </table:table-cell>
          <table:table-cell table:style-name="ce9"/>
          <table:table-cell table:number-columns-repeated="1011"/>
        </table:table-row>
        <table:table-row table:style-name="ro3" table:visibility="collapse">
          <table:table-cell table:style-name="ce3" office:value-type="string">
            <text:p>luindex</text:p>
          </table:table-cell>
          <table:table-cell table:style-name="ce8" table:formula="of:=270084/1000" office:value-type="float" office:value="270.084">
            <text:p>270</text:p>
          </table:table-cell>
          <table:table-cell table:style-name="ce8" table:formula="of:=156769/1000" office:value-type="float" office:value="156.769">
            <text:p>157</text:p>
          </table:table-cell>
          <table:table-cell table:style-name="ce8" table:formula="of:=244348/1000" office:value-type="float" office:value="244.348">
            <text:p>244</text:p>
          </table:table-cell>
          <table:table-cell table:style-name="ce8" table:formula="of:=136959/1000" office:value-type="float" office:value="136.959">
            <text:p>137</text:p>
          </table:table-cell>
          <table:table-cell table:style-name="ce8"/>
          <table:table-cell table:style-name="ce8" table:formula="of:=131915/1000" office:value-type="float" office:value="131.915">
            <text:p>132</text:p>
          </table:table-cell>
          <table:table-cell table:style-name="ce17" table:formula="of:=([.C8]-[.G8])/[.C8]" office:value-type="percentage" office:value="0.158538996868003">
            <text:p>15,85%</text:p>
          </table:table-cell>
          <table:table-cell table:style-name="ce8" table:number-columns-repeated="2"/>
          <table:table-cell table:style-name="ce8" table:formula="of:=47522/1000" office:value-type="float" office:value="47.522">
            <text:p>48</text:p>
          </table:table-cell>
          <table:table-cell table:style-name="ce8" table:formula="of:=47868/1000" office:value-type="float" office:value="47.868">
            <text:p>48</text:p>
          </table:table-cell>
          <table:table-cell table:style-name="ce9"/>
          <table:table-cell table:number-columns-repeated="1011"/>
        </table:table-row>
        <table:table-row table:style-name="ro3" table:visibility="collapse">
          <table:table-cell table:style-name="ce3" office:value-type="string">
            <text:p>lusearch</text:p>
          </table:table-cell>
          <table:table-cell table:style-name="ce8" table:formula="of:=1064915/1000" office:value-type="float" office:value="1064.915">
            <text:p>1065</text:p>
          </table:table-cell>
          <table:table-cell table:style-name="ce8" table:formula="of:=743372/1000" office:value-type="float" office:value="743.372">
            <text:p>743</text:p>
          </table:table-cell>
          <table:table-cell table:style-name="ce8" table:formula="of:=1051960/1000" office:value-type="float" office:value="1051.96">
            <text:p>1052</text:p>
          </table:table-cell>
          <table:table-cell table:style-name="ce8" table:formula="of:=711936/1000" office:value-type="float" office:value="711.936">
            <text:p>712</text:p>
          </table:table-cell>
          <table:table-cell table:style-name="ce9"/>
          <table:table-cell table:style-name="ce8" table:formula="of:=718488/1000" office:value-type="float" office:value="718.488">
            <text:p>718</text:p>
          </table:table-cell>
          <table:table-cell table:style-name="ce17" table:formula="of:=([.C9]-[.G9])/[.C9]" office:value-type="percentage" office:value="0.0334744919098377">
            <text:p>3,35%</text:p>
          </table:table-cell>
          <table:table-cell table:style-name="ce8" table:number-columns-repeated="2"/>
          <table:table-cell table:style-name="ce8" table:formula="of:=206914/1000" office:value-type="float" office:value="206.914">
            <text:p>207</text:p>
          </table:table-cell>
          <table:table-cell table:style-name="ce8" table:formula="of:=200801/1000" office:value-type="float" office:value="200.801">
            <text:p>201</text:p>
          </table:table-cell>
          <table:table-cell table:style-name="ce9"/>
          <table:table-cell table:number-columns-repeated="1011"/>
        </table:table-row>
        <table:table-row table:style-name="ro3">
          <table:table-cell table:style-name="ce3" office:value-type="string">
            <text:p>pmd</text:p>
          </table:table-cell>
          <table:table-cell table:style-name="ce8" table:formula="of:=383823/1000" office:value-type="float" office:value="383.823">
            <text:p>384</text:p>
          </table:table-cell>
          <table:table-cell table:style-name="ce8" table:formula="of:=282517/1000" office:value-type="float" office:value="282.517">
            <text:p>283</text:p>
          </table:table-cell>
          <table:table-cell table:style-name="ce8" table:formula="of:=370311/1000" office:value-type="float" office:value="370.311">
            <text:p>370</text:p>
          </table:table-cell>
          <table:table-cell table:style-name="ce8" table:formula="of:=278191/1000" office:value-type="float" office:value="278.191">
            <text:p>278</text:p>
          </table:table-cell>
          <table:table-cell table:style-name="ce9"/>
          <table:table-cell table:style-name="ce8" table:formula="of:=280839/1000" office:value-type="float" office:value="280.839">
            <text:p>281</text:p>
          </table:table-cell>
          <table:table-cell table:style-name="ce17" table:formula="of:=([.C10]-[.G10])/[.C10]" office:value-type="percentage" office:value="0.00593946558968132">
            <text:p>0,59%</text:p>
          </table:table-cell>
          <table:table-cell table:style-name="ce19" table:formula="of:=436665/1000" office:value-type="float" office:value="436.665">
            <text:p>437</text:p>
          </table:table-cell>
          <table:table-cell table:style-name="ce19" table:formula="of:=434304/1000" office:value-type="float" office:value="434.304">
            <text:p>434</text:p>
          </table:table-cell>
          <table:table-cell table:style-name="ce8" table:formula="of:=131107/1000" office:value-type="float" office:value="131.107">
            <text:p>131</text:p>
          </table:table-cell>
          <table:table-cell table:style-name="ce8" table:formula="of:=127530/1000" office:value-type="float" office:value="127.53">
            <text:p>128</text:p>
          </table:table-cell>
          <table:table-cell table:style-name="ce8" table:formula="of:=383378/1000" office:value-type="float" office:value="383.378">
            <text:p>383</text:p>
          </table:table-cell>
          <table:table-cell table:number-columns-repeated="1011"/>
        </table:table-row>
        <table:table-row table:style-name="ro3" table:visibility="collapse">
          <table:table-cell table:style-name="ce3" office:value-type="string">
            <text:p>sunflow</text:p>
          </table:table-cell>
          <table:table-cell table:number-columns-repeated="6" table:style-name="ce9" office:value-type="string">
            <text:p>ko</text:p>
          </table:table-cell>
          <table:table-cell table:style-name="ce17" table:formula="of:=([.C11]-[.G11])/[.C11]" office:value-type="percentage" office:value="0">
            <text:p>#VALEUR !</text:p>
          </table:table-cell>
          <table:table-cell table:style-name="ce9" table:number-columns-repeated="5"/>
          <table:table-cell table:number-columns-repeated="1011"/>
        </table:table-row>
        <table:table-row table:style-name="ro3" table:visibility="collapse">
          <table:table-cell table:style-name="ce3" office:value-type="string">
            <text:p>tomcat</text:p>
          </table:table-cell>
          <table:table-cell table:number-columns-repeated="6" table:style-name="ce9" office:value-type="string">
            <text:p>ko</text:p>
          </table:table-cell>
          <table:table-cell table:style-name="ce17" table:formula="of:=([.C12]-[.G12])/[.C12]" office:value-type="percentage" office:value="0">
            <text:p>#VALEUR !</text:p>
          </table:table-cell>
          <table:table-cell table:style-name="ce9" table:number-columns-repeated="5"/>
          <table:table-cell table:number-columns-repeated="1011"/>
        </table:table-row>
        <table:table-row table:style-name="ro3">
          <table:table-cell table:style-name="ce4" office:value-type="string">
            <text:p>xalan</text:p>
          </table:table-cell>
          <table:table-cell table:style-name="ce10" table:formula="of:=1205401/1000" office:value-type="float" office:value="1205.401">
            <text:p>1205</text:p>
          </table:table-cell>
          <table:table-cell table:style-name="ce10" table:formula="of:=1012122/1000" office:value-type="float" office:value="1012.122">
            <text:p>1012</text:p>
          </table:table-cell>
          <table:table-cell table:style-name="ce10" table:formula="of:=1168036/1000" office:value-type="float" office:value="1168.036">
            <text:p>1168</text:p>
          </table:table-cell>
          <table:table-cell table:style-name="ce10" table:formula="of:=998296/1000" office:value-type="float" office:value="998.296">
            <text:p>998</text:p>
          </table:table-cell>
          <table:table-cell table:style-name="ce16"/>
          <table:table-cell table:style-name="ce10" table:formula="of:=1010781/1000" office:value-type="float" office:value="1010.781">
            <text:p>1011</text:p>
          </table:table-cell>
          <table:table-cell table:style-name="ce18" table:formula="of:=([.C13]-[.G13])/[.C13]" office:value-type="percentage" office:value="0.00132493908837078">
            <text:p>0,13%</text:p>
          </table:table-cell>
          <table:table-cell table:style-name="ce20" table:formula="of:=1358175/1000" office:value-type="float" office:value="1358.175">
            <text:p>1358</text:p>
          </table:table-cell>
          <table:table-cell table:style-name="ce20" table:formula="of:=1436086/1000" office:value-type="float" office:value="1436.086">
            <text:p>1436</text:p>
          </table:table-cell>
          <table:table-cell table:style-name="ce10" table:formula="of:=221670/1000" office:value-type="float" office:value="221.67">
            <text:p>222</text:p>
          </table:table-cell>
          <table:table-cell table:style-name="ce10" table:formula="of:=212199/1000" office:value-type="float" office:value="212.199">
            <text:p>212</text:p>
          </table:table-cell>
          <table:table-cell table:style-name="ce10" table:formula="of:=648898/1000" office:value-type="float" office:value="648.898">
            <text:p>649</text:p>
          </table:table-cell>
          <table:table-cell table:number-columns-repeated="101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PC Corei7 Ubuntu 12.04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2" office:value-type="string">
            <text:p>Oracle JDK 1.7.0_09 – 64 bits linux</text:p>
          </table:table-cell>
          <table:table-cell table:style-name="ce12" office:value-type="string">
            <text:p>OpenJDK 1.7.0_07</text:p>
          </table:table-cell>
          <table:table-cell table:style-name="ce12" office:value-type="string">
            <text:p>OpenJDK 1.7.0_07 – JamVM</text:p>
          </table:table-cell>
          <table:table-cell table:style-name="ce5" table:number-columns-repeated="4"/>
          <table:table-cell table:style-name="ce5" office:value-type="string">
            <text:p>JavaSE 1.7.06</text:p>
          </table:table-cell>
          <table:table-cell table:style-name="ce5" office:value-type="string">
            <text:p>Server VM is only supported on ARMv7+ VFP</text:p>
          </table:table-cell>
          <table:table-cell table:style-name="ce5" table:number-columns-repeated="2"/>
          <table:table-cell table:style-name="ce21"/>
          <table:table-cell table:style-name="ce5" table:number-columns-repeated="1011"/>
        </table:table-row>
        <table:table-row table:style-name="ro3">
          <table:table-cell office:value-type="string">
            <text:p>avrora</text:p>
          </table:table-cell>
          <table:table-cell office:value-type="float" office:value="10091">
            <text:p>10091</text:p>
          </table:table-cell>
          <table:table-cell office:value-type="float" office:value="9441">
            <text:p>9441</text:p>
          </table:table-cell>
          <table:table-cell office:value-type="float" office:value="13038">
            <text:p>13038</text:p>
          </table:table-cell>
          <table:table-cell table:number-columns-repeated="4"/>
          <table:table-cell office:value-type="string">
            <text:p>Ejre 1.7.06 server</text:p>
          </table:table-cell>
          <table:table-cell table:style-name="ce5" office:value-type="string">
            <text:p>Server VM is only supported on ARMv7+ VFP</text:p>
          </table:table-cell>
          <table:table-cell table:number-columns-repeated="1014"/>
        </table:table-row>
        <table:table-row table:style-name="ro3">
          <table:table-cell office:value-type="string">
            <text:p>batik</text:p>
          </table:table-cell>
          <table:table-cell office:value-type="float" office:value="3436">
            <text:p>3436</text:p>
          </table:table-cell>
          <table:table-cell office:value-type="string">
            <text:p>NoClassFoundException (com.sun....)</text:p>
          </table:table-cell>
          <table:table-cell office:value-type="string">
            <text:p>ko</text:p>
          </table:table-cell>
          <table:table-cell table:number-columns-repeated="1020"/>
        </table:table-row>
        <table:table-row table:style-name="ro3">
          <table:table-cell office:value-type="string">
            <text:p>eclipse</text:p>
          </table:table-cell>
          <table:table-cell office:value-type="float" office:value="31474">
            <text:p>31474</text:p>
          </table:table-cell>
          <table:table-cell office:value-type="float" office:value="31462">
            <text:p>31462</text:p>
          </table:table-cell>
          <table:table-cell office:value-type="string">
            <text:p>oom</text:p>
          </table:table-cell>
          <table:table-cell table:number-columns-repeated="1020"/>
        </table:table-row>
        <table:table-row table:style-name="ro3">
          <table:table-cell office:value-type="string">
            <text:p>fop</text:p>
          </table:table-cell>
          <table:table-cell office:value-type="float" office:value="2501">
            <text:p>2501</text:p>
          </table:table-cell>
          <table:table-cell office:value-type="float" office:value="2555">
            <text:p>2555</text:p>
          </table:table-cell>
          <table:table-cell office:value-type="float" office:value="3633">
            <text:p>3633</text:p>
          </table:table-cell>
          <table:table-cell table:number-columns-repeated="1020"/>
        </table:table-row>
        <table:table-row table:style-name="ro3">
          <table:table-cell office:value-type="string">
            <text:p>jython</text:p>
          </table:table-cell>
          <table:table-cell office:value-type="float" office:value="9190">
            <text:p>9190</text:p>
          </table:table-cell>
          <table:table-cell office:value-type="float" office:value="9006">
            <text:p>9006</text:p>
          </table:table-cell>
          <table:table-cell office:value-type="float" office:value="53381">
            <text:p>53381</text:p>
          </table:table-cell>
          <table:table-cell table:number-columns-repeated="1020"/>
        </table:table-row>
        <table:table-row table:style-name="ro3">
          <table:table-cell office:value-type="string">
            <text:p>luindex</text:p>
          </table:table-cell>
          <table:table-cell office:value-type="float" office:value="1598">
            <text:p>1598</text:p>
          </table:table-cell>
          <table:table-cell office:value-type="float" office:value="1600">
            <text:p>1600</text:p>
          </table:table-cell>
          <table:table-cell office:value-type="float" office:value="5727">
            <text:p>5727</text:p>
          </table:table-cell>
          <table:table-cell table:number-columns-repeated="1020"/>
        </table:table-row>
        <table:table-row table:style-name="ro3">
          <table:table-cell office:value-type="string">
            <text:p>lusearch</text:p>
          </table:table-cell>
          <table:table-cell office:value-type="float" office:value="2906">
            <text:p>2906</text:p>
          </table:table-cell>
          <table:table-cell office:value-type="float" office:value="2057">
            <text:p>2057</text:p>
          </table:table-cell>
          <table:table-cell office:value-type="float" office:value="7780">
            <text:p>7780</text:p>
          </table:table-cell>
          <table:table-cell table:number-columns-repeated="1020"/>
        </table:table-row>
        <table:table-row table:style-name="ro3">
          <table:table-cell office:value-type="string">
            <text:p>pmd</text:p>
          </table:table-cell>
          <table:table-cell office:value-type="float" office:value="4338">
            <text:p>4338</text:p>
          </table:table-cell>
          <table:table-cell office:value-type="float" office:value="4352">
            <text:p>4352</text:p>
          </table:table-cell>
          <table:table-cell office:value-type="float" office:value="7335">
            <text:p>7335</text:p>
          </table:table-cell>
          <table:table-cell table:number-columns-repeated="1020"/>
        </table:table-row>
        <table:table-row table:style-name="ro3">
          <table:table-cell office:value-type="string">
            <text:p>sunflow</text:p>
          </table:table-cell>
          <table:table-cell office:value-type="float" office:value="2985">
            <text:p>2985</text:p>
          </table:table-cell>
          <table:table-cell office:value-type="float" office:value="2824">
            <text:p>2824</text:p>
          </table:table-cell>
          <table:table-cell office:value-type="float" office:value="37642">
            <text:p>37642</text:p>
          </table:table-cell>
          <table:table-cell table:number-columns-repeated="1020"/>
        </table:table-row>
        <table:table-row table:style-name="ro3">
          <table:table-cell office:value-type="string">
            <text:p>tomcat</text:p>
          </table:table-cell>
          <table:table-cell office:value-type="float" office:value="3676">
            <text:p>3676</text:p>
          </table:table-cell>
          <table:table-cell office:value-type="float" office:value="3641">
            <text:p>3641</text:p>
          </table:table-cell>
          <table:table-cell office:value-type="string">
            <text:p>ko</text:p>
          </table:table-cell>
          <table:table-cell table:number-columns-repeated="1020"/>
        </table:table-row>
        <table:table-row table:style-name="ro3">
          <table:table-cell office:value-type="string">
            <text:p>xalan</text:p>
          </table:table-cell>
          <table:table-cell office:value-type="float" office:value="3612">
            <text:p>3612</text:p>
          </table:table-cell>
          <table:table-cell office:value-type="float" office:value="3671">
            <text:p>3671</text:p>
          </table:table-cell>
          <table:table-cell office:value-type="float" office:value="8090">
            <text:p>8090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office:value-type="string">
            <text:p>Test disk</text:p>
          </table:table-cell>
          <table:table-cell office:value-type="string">
            <text:p>PC</text:p>
          </table:table-cell>
          <table:table-cell office:value-type="string">
            <text:p>Raspbian armhf</text:p>
            <text:p>Clé USB</text:p>
          </table:table-cell>
          <table:table-cell office:value-type="string">
            <text:p>Raspbian armhf</text:p>
            <text:p>Disque ext WD</text:p>
          </table:table-cell>
          <table:table-cell table:style-name="ce11" office:value-type="string">
            <text:p>Raspbian armhf</text:p>
            <text:p>MicroSD</text:p>
          </table:table-cell>
          <table:table-cell table:number-columns-repeated="1019"/>
        </table:table-row>
        <table:table-row table:style-name="ro3">
          <table:table-cell office:value-type="string">
            <text:p>Cache</text:p>
          </table:table-cell>
          <table:table-cell office:value-type="float" office:value="9894">
            <text:p>9894</text:p>
          </table:table-cell>
          <table:table-cell office:value-type="float" office:value="160.72">
            <text:p>160,72</text:p>
          </table:table-cell>
          <table:table-cell office:value-type="float" office:value="164.73">
            <text:p>164,73</text:p>
          </table:table-cell>
          <table:table-cell table:style-name="ce11" office:value-type="string">
            <text:p>159.53</text:p>
          </table:table-cell>
          <table:table-cell table:number-columns-repeated="1019"/>
        </table:table-row>
        <table:table-row table:style-name="ro3">
          <table:table-cell office:value-type="string">
            <text:p>disk</text:p>
          </table:table-cell>
          <table:table-cell office:value-type="float" office:value="111.05">
            <text:p>111,05</text:p>
          </table:table-cell>
          <table:table-cell office:value-type="float" office:value="18.81">
            <text:p>18,81</text:p>
          </table:table-cell>
          <table:table-cell office:value-type="float" office:value="25.89">
            <text:p>25,89</text:p>
          </table:table-cell>
          <table:table-cell table:style-name="ce11" office:value-type="string">
            <text:p>18.8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commande hdparm -t -T /dev/sdx</text:p>
          </table:table-cell>
          <table:table-cell table:number-columns-repeated="1023"/>
        </table:table-row>
        <table:table-row table:style-name="ro3">
          <table:table-cell office:value-type="string">
            <text:p>Résultat en MB/sec</text:p>
          </table:table-cell>
          <table:table-cell table:number-columns-repeated="1023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ats" table:style-name="ta1">
        <table:shapes>
          <draw:frame draw:z-index="0" draw:style-name="gr1" svg:width="11.97cm" svg:height="8.622cm" svg:x="0.192cm" svg:y="4.772cm">
            <draw:object draw:notify-on-update-of-ranges="Resultats.A2:Resultats.A2 Resultats.A3:Resultats.A7 Resultats.B2:Resultats.B2 Resultats.B3:Resultats.B7 Resultats.D2:Resultats.D2 Resultats.D3:Resultats.D7 Resultats.F2:Resultats.F2 Resultats.F3:Resultats.F7 Resultats.H2:Resultats.H2 Resultats.H3:Resultats.H7 Resultats.J2:Resultats.J2 Resultats.J3:Resultats.J7 Resultats.L2:Resultats.L2 Resultats.L3:Resultats.L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786cm" svg:height="8.593cm" svg:x="13.152cm" svg:y="4.855cm">
            <draw:object draw:notify-on-update-of-ranges="Resultats.A2:Resultats.A2 Resultats.A3:Resultats.A7 Resultats.B2:Resultats.B2 Resultats.B3:Resultats.B7 Resultats.D2:Resultats.D2 Resultats.D3:Resultats.D7 Resultats.F2:Resultats.F2 Resultats.F3:Resultats.F7 Resultats.H2:Resultats.H2 Resultats.H3:Resultats.H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1.787cm" svg:height="6.99cm" svg:x="19.531cm" svg:y="14.326cm">
            <draw:object draw:notify-on-update-of-ranges="Resultats.A3:Resultats.A7 Resultats.J2:Resultats.J2 Resultats.J3:Resultats.J7 Resultats.L2:Resultats.L2 Resultats.L3:Resultats.L7 Resultats.O2:Resultats.O2 Resultats.O3:Resultats.O7 Resultats.Q2:Resultats.Q2 Resultats.Q3:Resultats.Q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8.422cm" svg:height="15.446cm" svg:x="32.794cm" svg:y="2.998cm">
            <draw:object draw:notify-on-update-of-ranges="Resultats.A3:Resultats.A7 Resultats.F2:Resultats.F2 Resultats.G3:Resultats.G7 Resultats.H2:Resultats.H2 Resultats.I3:Resultats.I7 Resultats.J2:Resultats.J2 Resultats.K3:Resultats.K7 Resultats.L2:Resultats.L2 Resultats.M3:Resultats.M7 Resultats.B2:Resultats.B2 Resultats.C3:Resultats.C7 Resultats.D2:Resultats.D2 Resultats.E3:Resultats.E7 Resultats.O2:Resultats.O2 Resultats.P3:Resultats.P7 Resultats.Q2:Resultats.Q2 Resultats.R3:Resultats.R7 Resultats.S2:Resultats.S2 Resultats.T3:Resultats.T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11"/>
        <table:table-column table:style-name="co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6" table:default-cell-style-name="ce11"/>
        <table:table-column table:style-name="co17" table:default-cell-style-name="Default"/>
        <table:table-row table:style-name="ro1">
          <table:table-cell table:style-name="ce1"/>
          <table:table-cell table:style-name="ce6" office:value-type="string" table:number-columns-spanned="4" table:number-rows-spanned="1">
            <text:p>Raspbian – armhf</text:p>
            <text:p>MicroSD 4G Class 10</text:p>
          </table:table-cell>
          <table:covered-table-cell table:style-name="ce6"/>
          <table:covered-table-cell table:number-columns-repeated="2" table:style-name="ce13"/>
          <table:table-cell table:style-name="ce6" office:value-type="string" table:number-columns-spanned="15" table:number-rows-spanned="1">
            <text:p>Raspbian – armel</text:p>
            <text:p>MicroSD 4G Class 10</text:p>
          </table:table-cell>
          <table:covered-table-cell table:number-columns-repeated="5" table:style-name="ce6"/>
          <table:covered-table-cell table:number-columns-repeated="2" table:style-name="ce13"/>
          <table:covered-table-cell table:number-columns-repeated="7"/>
        </table:table-row>
        <table:table-row table:style-name="ro4">
          <table:table-cell table:style-name="ce1"/>
          <table:table-cell table:style-name="ce22" office:value-type="string" table:number-columns-spanned="2" table:number-rows-spanned="1">
            <text:p>OpenJDK</text:p>
            <text:p>ZeroVM (armhf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JamVM (armhf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ZeroVM (armel)</text:p>
          </table:table-cell>
          <table:covered-table-cell table:style-name="ce22"/>
          <table:table-cell table:style-name="ce22" office:value-type="string" table:number-columns-spanned="2" table:number-rows-spanned="1">
            <text:p>OpenJDK</text:p>
            <text:p>JamVM (armel)</text:p>
          </table:table-cell>
          <table:covered-table-cell table:style-name="ce22"/>
          <table:table-cell table:style-name="ce22" office:value-type="string" table:number-columns-spanned="2" table:number-rows-spanned="1">
            <text:p>JavaSE Embedded</text:p>
            <text:p>(armel)</text:p>
          </table:table-cell>
          <table:covered-table-cell table:style-name="ce22"/>
          <table:table-cell table:style-name="ce22" office:value-type="string" table:number-columns-spanned="2" table:number-rows-spanned="1">
            <text:p>JavaSE</text:p>
            <text:p>(armel)</text:p>
          </table:table-cell>
          <table:covered-table-cell table:style-name="ce22"/>
          <table:table-cell table:style-name="ce22" office:value-type="string">
            <text:p>Gain</text:p>
            <text:p>Armhf/armel</text:p>
          </table:table-cell>
          <table:table-cell table:style-name="ce22" office:value-type="string" table:number-columns-spanned="2" table:number-rows-spanned="1">
            <text:p>JavaSE Embedded </text:p>
            <text:p>(armhf) – projection</text:p>
          </table:table-cell>
          <table:covered-table-cell table:style-name="ce22"/>
          <table:table-cell table:style-name="ce22" office:value-type="string" table:number-columns-spanned="2" table:number-rows-spanned="1">
            <text:p>JavaSE </text:p>
            <text:p>(armhf) – projection</text:p>
          </table:table-cell>
          <table:covered-table-cell/>
          <table:table-cell table:style-name="ce22" office:value-type="string" table:number-columns-spanned="2" table:number-rows-spanned="1">
            <text:p>Avian 0.6</text:p>
          </table:table-cell>
          <table:covered-table-cell/>
        </table:table-row>
        <table:table-row table:style-name="ro5">
          <table:table-cell table:style-name="ce2" office:value-type="string">
            <text:p>avrora</text:p>
          </table:table-cell>
          <table:table-cell table:style-name="ce8" table:formula="of:=1016642/1000" office:value-type="float" office:value="1016.642">
            <text:p>1017</text:p>
          </table:table-cell>
          <table:table-cell table:style-name="ce23" table:formula="of:=100+(([.B3]-[.F3])/[.F3])*100" office:value-type="float" office:value="88.6348735832607">
            <text:p>88,6</text:p>
          </table:table-cell>
          <table:table-cell table:style-name="ce8" table:formula="of:=908701/1000" office:value-type="float" office:value="908.701">
            <text:p>909</text:p>
          </table:table-cell>
          <table:table-cell table:style-name="ce23" table:formula="of:=100+(([.D3]-[.F3])/[.F3])*100" office:value-type="float" office:value="79.224149956408">
            <text:p>79,2</text:p>
          </table:table-cell>
          <table:table-cell table:style-name="ce19" office:value-type="float" office:value="1147">
            <text:p>1147</text:p>
          </table:table-cell>
          <table:table-cell table:style-name="ce23" office:value-type="float" office:value="100">
            <text:p>100,0</text:p>
          </table:table-cell>
          <table:table-cell table:style-name="ce8" table:formula="of:=1159486/1000" office:value-type="float" office:value="1159.486">
            <text:p>1159</text:p>
          </table:table-cell>
          <table:table-cell table:style-name="ce23" table:formula="of:=100+(([.H3]-[.F3])/[.F3])*100" office:value-type="float" office:value="101.088578901482">
            <text:p>101,1</text:p>
          </table:table-cell>
          <table:table-cell table:style-name="ce8" table:formula="of:=249768/1000" office:value-type="float" office:value="249.768">
            <text:p>250</text:p>
          </table:table-cell>
          <table:table-cell table:style-name="ce23" table:formula="of:=100+(([.J3]-[.F3])/[.F3])*100" office:value-type="float" office:value="21.7757628596338">
            <text:p>21,8</text:p>
          </table:table-cell>
          <table:table-cell table:style-name="ce8" table:formula="of:=235707/1000" office:value-type="float" office:value="235.707">
            <text:p>236</text:p>
          </table:table-cell>
          <table:table-cell table:style-name="ce23" table:formula="of:=100+(([.L3]-[.F3])/[.F3])*100" office:value-type="float" office:value="20.5498692240628">
            <text:p>20,5</text:p>
          </table:table-cell>
          <table:table-cell table:style-name="ce26" table:formula="of:=([.F3]-[.B3])/[.F3]" office:value-type="percentage" office:value="0.113651264167393">
            <text:p>11,37%</text:p>
          </table:table-cell>
          <table:table-cell table:style-name="ce29" table:formula="of:=[.J3]-([.J3]*[.N3])" office:value-type="float" office:value="221.381551051439">
            <text:p>221</text:p>
          </table:table-cell>
          <table:table-cell table:style-name="ce23" table:formula="of:=100+(([.O3]-[.F3])/[.F3])*100" office:value-type="float" office:value="19.3009198824271">
            <text:p>19,3</text:p>
          </table:table-cell>
          <table:table-cell table:style-name="ce29" table:formula="of:=[.L3]-([.L3]*[.N3])" office:value-type="float" office:value="208.918601476896">
            <text:p>209</text:p>
          </table:table-cell>
          <table:table-cell table:style-name="ce23" table:formula="of:=100+(([.Q3]-[.F3])/[.F3])*100" office:value-type="float" office:value="18.2143506082734">
            <text:p>18,2</text:p>
          </table:table-cell>
          <table:table-cell table:style-name="ce30" office:value-type="float" office:value="732">
            <text:p>732</text:p>
          </table:table-cell>
          <table:table-cell table:style-name="ce31" table:formula="of:=100+(([.S3]-[.F3])/[.F3])*100" office:value-type="float" office:value="63.8186573670445">
            <text:p>63,8</text:p>
          </table:table-cell>
        </table:table-row>
        <table:table-row table:style-name="ro5">
          <table:table-cell table:style-name="ce3" office:value-type="string">
            <text:p>fop</text:p>
          </table:table-cell>
          <table:table-cell table:style-name="ce8" table:formula="of:=150371/1000" office:value-type="float" office:value="150.371">
            <text:p>150</text:p>
          </table:table-cell>
          <table:table-cell table:style-name="ce24" table:formula="of:=100+(([.B4]-[.F4])/[.F4])*100" office:value-type="float" office:value="85.5746959634416">
            <text:p>85,6</text:p>
          </table:table-cell>
          <table:table-cell table:style-name="ce8" table:formula="of:=121768/1000" office:value-type="float" office:value="121.768">
            <text:p>122</text:p>
          </table:table-cell>
          <table:table-cell table:style-name="ce24" table:formula="of:=100+(([.D4]-[.F4])/[.F4])*100" office:value-type="float" office:value="69.2970026007432">
            <text:p>69,3</text:p>
          </table:table-cell>
          <table:table-cell table:style-name="ce19" table:formula="of:=175719/1000" office:value-type="float" office:value="175.719">
            <text:p>176</text:p>
          </table:table-cell>
          <table:table-cell table:style-name="ce24" office:value-type="float" office:value="100">
            <text:p>100,0</text:p>
          </table:table-cell>
          <table:table-cell table:style-name="ce8" table:formula="of:=171425/1000" office:value-type="float" office:value="171.425">
            <text:p>171</text:p>
          </table:table-cell>
          <table:table-cell table:style-name="ce24" table:formula="of:=100+(([.H4]-[.F4])/[.F4])*100" office:value-type="float" office:value="97.5563257245944">
            <text:p>97,6</text:p>
          </table:table-cell>
          <table:table-cell table:style-name="ce8" table:formula="of:=56207/1000" office:value-type="float" office:value="56.207">
            <text:p>56</text:p>
          </table:table-cell>
          <table:table-cell table:style-name="ce24" table:formula="of:=100+(([.J4]-[.F4])/[.F4])*100" office:value-type="float" office:value="31.9868653930423">
            <text:p>32,0</text:p>
          </table:table-cell>
          <table:table-cell table:style-name="ce8" table:formula="of:=56230/1000" office:value-type="float" office:value="56.23">
            <text:p>56</text:p>
          </table:table-cell>
          <table:table-cell table:style-name="ce24" table:formula="of:=100+(([.L4]-[.F4])/[.F4])*100" office:value-type="float" office:value="31.9999544727662">
            <text:p>32,0</text:p>
          </table:table-cell>
          <table:table-cell table:style-name="ce27" table:formula="of:=([.F4]-[.B4])/[.F4]" office:value-type="percentage" office:value="0.144253040365584">
            <text:p>14,43%</text:p>
          </table:table-cell>
          <table:table-cell table:style-name="ce8" table:formula="of:=[.J4]-([.J4]*[.N4])" office:value-type="float" office:value="48.0989693601716">
            <text:p>48</text:p>
          </table:table-cell>
          <table:table-cell table:style-name="ce24" table:formula="of:=100+(([.O4]-[.F4])/[.F4])*100" office:value-type="float" office:value="27.3726628083313">
            <text:p>27,4</text:p>
          </table:table-cell>
          <table:table-cell table:style-name="ce8" table:formula="of:=[.L4]-([.L4]*[.N4])" office:value-type="float" office:value="48.1186515402432">
            <text:p>48</text:p>
          </table:table-cell>
          <table:table-cell table:style-name="ce24" table:formula="of:=100+(([.Q4]-[.F4])/[.F4])*100" office:value-type="float" office:value="27.3838637485094">
            <text:p>27,4</text:p>
          </table:table-cell>
          <table:table-cell table:style-name="ce9" office:value-type="float" office:value="238">
            <text:p>238</text:p>
          </table:table-cell>
          <table:table-cell table:style-name="ce32" table:formula="of:=100+(([.S4]-[.F4])/[.F4])*100" office:value-type="float" office:value="135.443520620991">
            <text:p>135,4</text:p>
          </table:table-cell>
        </table:table-row>
        <table:table-row table:style-name="ro5">
          <table:table-cell table:style-name="ce3" office:value-type="string">
            <text:p>jython</text:p>
          </table:table-cell>
          <table:table-cell table:style-name="ce8" table:formula="of:=2274037/1000" office:value-type="float" office:value="2274.037">
            <text:p>2274</text:p>
          </table:table-cell>
          <table:table-cell table:style-name="ce24" table:formula="of:=100+(([.B5]-[.F5])/[.F5])*100" office:value-type="float" office:value="89.6234379212115">
            <text:p>89,6</text:p>
          </table:table-cell>
          <table:table-cell table:style-name="ce8" table:formula="of:=1727882/1000" office:value-type="float" office:value="1727.882">
            <text:p>1728</text:p>
          </table:table-cell>
          <table:table-cell table:style-name="ce24" table:formula="of:=100+(([.D5]-[.F5])/[.F5])*100" office:value-type="float" office:value="68.0985952129093">
            <text:p>68,1</text:p>
          </table:table-cell>
          <table:table-cell table:style-name="ce8" table:formula="of:=2537324/1000" office:value-type="float" office:value="2537.324">
            <text:p>2537</text:p>
          </table:table-cell>
          <table:table-cell table:style-name="ce24" office:value-type="float" office:value="100">
            <text:p>100,0</text:p>
          </table:table-cell>
          <table:table-cell table:style-name="ce8" table:formula="of:=2541987/1000" office:value-type="float" office:value="2541.987">
            <text:p>2542</text:p>
          </table:table-cell>
          <table:table-cell table:style-name="ce24" table:formula="of:=100+(([.H5]-[.F5])/[.F5])*100" office:value-type="float" office:value="100.183776293449">
            <text:p>100,2</text:p>
          </table:table-cell>
          <table:table-cell table:style-name="ce8" table:formula="of:=381571/1000" office:value-type="float" office:value="381.571">
            <text:p>382</text:p>
          </table:table-cell>
          <table:table-cell table:style-name="ce24" table:formula="of:=100+(([.J5]-[.F5])/[.F5])*100" office:value-type="float" office:value="15.0383238403925">
            <text:p>15,0</text:p>
          </table:table-cell>
          <table:table-cell table:style-name="ce8" table:formula="of:=377342/1000" office:value-type="float" office:value="377.342">
            <text:p>377</text:p>
          </table:table-cell>
          <table:table-cell table:style-name="ce24" table:formula="of:=100+(([.L5]-[.F5])/[.F5])*100" office:value-type="float" office:value="14.8716521815898">
            <text:p>14,9</text:p>
          </table:table-cell>
          <table:table-cell table:style-name="ce27" table:formula="of:=([.F5]-[.B5])/[.F5]" office:value-type="percentage" office:value="0.103765620787885">
            <text:p>10,38%</text:p>
          </table:table-cell>
          <table:table-cell table:style-name="ce8" table:formula="of:=[.J5]-([.J5]*[.N5])" office:value-type="float" office:value="341.977048310346">
            <text:p>342</text:p>
          </table:table-cell>
          <table:table-cell table:style-name="ce24" table:formula="of:=100+(([.O5]-[.F5])/[.F5])*100" office:value-type="float" office:value="13.4778628314849">
            <text:p>13,5</text:p>
          </table:table-cell>
          <table:table-cell table:style-name="ce8" table:formula="of:=[.L5]-([.L5]*[.N5])" office:value-type="float" office:value="338.186873120658">
            <text:p>338</text:p>
          </table:table-cell>
          <table:table-cell table:style-name="ce24" table:formula="of:=100+(([.Q5]-[.F5])/[.F5])*100" office:value-type="float" office:value="13.3284859608256">
            <text:p>13,3</text:p>
          </table:table-cell>
          <table:table-cell table:style-name="ce9"/>
          <table:table-cell table:style-name="ce32"/>
        </table:table-row>
        <table:table-row table:style-name="ro5">
          <table:table-cell table:style-name="ce3" office:value-type="string">
            <text:p>pmd</text:p>
          </table:table-cell>
          <table:table-cell table:style-name="ce8" table:formula="of:=383823/1000" office:value-type="float" office:value="383.823">
            <text:p>384</text:p>
          </table:table-cell>
          <table:table-cell table:style-name="ce24" table:formula="of:=100+(([.B6]-[.F6])/[.F6])*100" office:value-type="float" office:value="87.8987324379101">
            <text:p>87,9</text:p>
          </table:table-cell>
          <table:table-cell table:style-name="ce8" table:formula="of:=282517/1000" office:value-type="float" office:value="282.517">
            <text:p>283</text:p>
          </table:table-cell>
          <table:table-cell table:style-name="ce24" table:formula="of:=100+(([.D6]-[.F6])/[.F6])*100" office:value-type="float" office:value="64.6987965602922">
            <text:p>64,7</text:p>
          </table:table-cell>
          <table:table-cell table:style-name="ce8" table:formula="of:=436665/1000" office:value-type="float" office:value="436.665">
            <text:p>437</text:p>
          </table:table-cell>
          <table:table-cell table:style-name="ce24" office:value-type="float" office:value="100">
            <text:p>100,0</text:p>
          </table:table-cell>
          <table:table-cell table:style-name="ce8" table:formula="of:=434304/1000" office:value-type="float" office:value="434.304">
            <text:p>434</text:p>
          </table:table-cell>
          <table:table-cell table:style-name="ce24" table:formula="of:=100+(([.H6]-[.F6])/[.F6])*100" office:value-type="float" office:value="99.4593109134004">
            <text:p>99,5</text:p>
          </table:table-cell>
          <table:table-cell table:style-name="ce8" table:formula="of:=131107/1000" office:value-type="float" office:value="131.107">
            <text:p>131</text:p>
          </table:table-cell>
          <table:table-cell table:style-name="ce24" table:formula="of:=100+(([.J6]-[.F6])/[.F6])*100" office:value-type="float" office:value="30.0246184145741">
            <text:p>30,0</text:p>
          </table:table-cell>
          <table:table-cell table:style-name="ce8" table:formula="of:=127530/1000" office:value-type="float" office:value="127.53">
            <text:p>128</text:p>
          </table:table-cell>
          <table:table-cell table:style-name="ce24" table:formula="of:=100+(([.L6]-[.F6])/[.F6])*100" office:value-type="float" office:value="29.2054549826526">
            <text:p>29,2</text:p>
          </table:table-cell>
          <table:table-cell table:style-name="ce27" table:formula="of:=([.F6]-[.B6])/[.F6]" office:value-type="percentage" office:value="0.121012675620899">
            <text:p>12,10%</text:p>
          </table:table-cell>
          <table:table-cell table:style-name="ce8" table:formula="of:=[.J6]-([.J6]*[.N6])" office:value-type="float" office:value="115.241391137371">
            <text:p>115</text:p>
          </table:table-cell>
          <table:table-cell table:style-name="ce24" table:formula="of:=100+(([.O6]-[.F6])/[.F6])*100" office:value-type="float" office:value="26.39125900573">
            <text:p>26,4</text:p>
          </table:table-cell>
          <table:table-cell table:style-name="ce8" table:formula="of:=[.L6]-([.L6]*[.N6])" office:value-type="float" office:value="112.097253478067">
            <text:p>112</text:p>
          </table:table-cell>
          <table:table-cell table:style-name="ce24" table:formula="of:=100+(([.Q6]-[.F6])/[.F6])*100" office:value-type="float" office:value="25.6712247324761">
            <text:p>25,7</text:p>
          </table:table-cell>
          <table:table-cell table:style-name="ce9" office:value-type="float" office:value="383">
            <text:p>383</text:p>
          </table:table-cell>
          <table:table-cell table:style-name="ce32" table:formula="of:=100+(([.S6]-[.F6])/[.F6])*100" office:value-type="float" office:value="87.7102584361009">
            <text:p>87,7</text:p>
          </table:table-cell>
        </table:table-row>
        <table:table-row table:style-name="ro5">
          <table:table-cell table:style-name="ce4" office:value-type="string">
            <text:p>xalan</text:p>
          </table:table-cell>
          <table:table-cell table:style-name="ce10" table:formula="of:=1205401/1000" office:value-type="float" office:value="1205.401">
            <text:p>1205</text:p>
          </table:table-cell>
          <table:table-cell table:style-name="ce25" table:formula="of:=100+(([.B7]-[.F7])/[.F7])*100" office:value-type="float" office:value="88.751523183684">
            <text:p>88,8</text:p>
          </table:table-cell>
          <table:table-cell table:style-name="ce10" table:formula="of:=1012122/1000" office:value-type="float" office:value="1012.122">
            <text:p>1012</text:p>
          </table:table-cell>
          <table:table-cell table:style-name="ce25" table:formula="of:=100+(([.D7]-[.F7])/[.F7])*100" office:value-type="float" office:value="74.5207355458612">
            <text:p>74,5</text:p>
          </table:table-cell>
          <table:table-cell table:style-name="ce20" table:formula="of:=1358175/1000" office:value-type="float" office:value="1358.175">
            <text:p>1358</text:p>
          </table:table-cell>
          <table:table-cell table:style-name="ce25" office:value-type="float" office:value="100">
            <text:p>100,0</text:p>
          </table:table-cell>
          <table:table-cell table:style-name="ce10" table:formula="of:=1436086/1000" office:value-type="float" office:value="1436.086">
            <text:p>1436</text:p>
          </table:table-cell>
          <table:table-cell table:style-name="ce25" table:formula="of:=100+(([.H7]-[.F7])/[.F7])*100" office:value-type="float" office:value="105.7364478068">
            <text:p>105,7</text:p>
          </table:table-cell>
          <table:table-cell table:style-name="ce10" table:formula="of:=221670/1000" office:value-type="float" office:value="221.67">
            <text:p>222</text:p>
          </table:table-cell>
          <table:table-cell table:style-name="ce25" table:formula="of:=100+(([.J7]-[.F7])/[.F7])*100" office:value-type="float" office:value="16.321166270915">
            <text:p>16,3</text:p>
          </table:table-cell>
          <table:table-cell table:style-name="ce10" table:formula="of:=212199/1000" office:value-type="float" office:value="212.199">
            <text:p>212</text:p>
          </table:table-cell>
          <table:table-cell table:style-name="ce25" table:formula="of:=100+(([.L7]-[.F7])/[.F7])*100" office:value-type="float" office:value="15.6238334529792">
            <text:p>15,6</text:p>
          </table:table-cell>
          <table:table-cell table:style-name="ce28" table:formula="of:=([.F7]-[.B7])/[.F7]" office:value-type="percentage" office:value="0.11248476816316">
            <text:p>11,25%</text:p>
          </table:table-cell>
          <table:table-cell table:style-name="ce10" table:formula="of:=[.J7]-([.J7]*[.N7])" office:value-type="float" office:value="196.735501441272">
            <text:p>197</text:p>
          </table:table-cell>
          <table:table-cell table:style-name="ce25" table:formula="of:=100+(([.O7]-[.F7])/[.F7])*100" office:value-type="float" office:value="14.4852836667788">
            <text:p>14,5</text:p>
          </table:table-cell>
          <table:table-cell table:style-name="ce10" table:formula="of:=[.L7]-([.L7]*[.N7])" office:value-type="float" office:value="188.329844680546">
            <text:p>188</text:p>
          </table:table-cell>
          <table:table-cell table:style-name="ce25" table:formula="of:=100+(([.Q7]-[.F7])/[.F7])*100" office:value-type="float" office:value="13.866390169201">
            <text:p>13,9</text:p>
          </table:table-cell>
          <table:table-cell table:style-name="ce16" office:value-type="float" office:value="649">
            <text:p>649</text:p>
          </table:table-cell>
          <table:table-cell table:style-name="ce33" table:formula="of:=100+(([.S7]-[.F7])/[.F7])*100" office:value-type="float" office:value="47.784711101294">
            <text:p>47,8</text:p>
          </table:table-cell>
        </table:table-row>
        <table:table-row table:style-name="ro3" table:number-rows-repeated="1048568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Liens web" table:style-name="ta1">
        <table:table-column table:style-name="co19" table:default-cell-style-name="ce34"/>
        <table:table-column table:style-name="co19" table:default-cell-style-name="ce35"/>
        <table:table-row table:style-name="ro6">
          <table:table-cell office:value-type="string">
            <text:p>Bench ancien sur tomcat</text:p>
          </table:table-cell>
          <table:table-cell office:value-type="string">
            <text:p><text:a xlink:href="https://blogs.oracle.com/jtc/entry/comparing_jvms_on_arm_linux">https://blogs.oracle.com/jtc/entry/comparing_jvms_on_arm_linux</text:a></text:p>
          </table:table-cell>
        </table:table-row>
        <table:table-row table:style-name="ro6">
          <table:table-cell office:value-type="string">
            <text:p>Instructions pour compiler la JVM Avian</text:p>
          </table:table-cell>
          <table:table-cell office:value-type="string">
            <text:p><text:a xlink:href="http://labb.zafena.se/">http://labb.zafena.se/</text:a></text:p>
          </table:table-cell>
        </table:table-row>
        <table:table-row table:style-name="ro6">
          <table:table-cell office:value-type="string">
            <text:p>Home de la JVM Avian</text:p>
          </table:table-cell>
          <table:table-cell office:value-type="string">
            <text:p>http://oss.readytalk.com/avian/index.html</text:p>
          </table:table-cell>
        </table:table-row>
        <table:table-row table:style-name="ro7" table:number-rows-repeated="1048572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rent HUET</meta:initial-creator>
    <meta:creation-date>2012-11-28T22:43:56</meta:creation-date>
    <dc:date>2012-12-04T23:22:41</dc:date>
    <dc:creator>Laurent HUET</dc:creator>
    <meta:editing-duration>P1DT22H27M20S</meta:editing-duration>
    <meta:editing-cycles>18</meta:editing-cycles>
    <meta:generator>LibreOffice/3.5$Linux_X86_64 LibreOffice_project/350m1$Build-2</meta:generator>
    <meta:document-statistic meta:table-count="3" meta:cell-count="31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/>
      <style:text-properties fo:font-size="8.85647392272949pt" fo:font-style="italic" fo:font-weight="bold" style:font-size-asian="7.67561054229736pt" style:font-size-complex="7.67561054229736pt"/>
    </style:style>
    <style:style style:name="ch3" style:family="chart">
      <style:chart-properties chart:scale-text="true"/>
      <style:text-properties fo:font-size="5.90431547164917pt" fo:font-style="italic" style:font-size-asian="6.49474716186523pt" style:font-size-complex="6.49474716186523pt"/>
    </style:style>
    <style:style style:name="ch4" style:family="chart">
      <style:chart-properties chart:scale-text="true"/>
      <style:graphic-properties draw:stroke="none" svg:stroke-color="#b3b3b3" draw:fill="none" draw:fill-color="#e6e6e6"/>
      <style:text-properties fo:font-size="5.90431547164917pt" style:font-size-asian="5.90431547164917pt" style:font-size-complex="5.90431547164917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90431547164917pt" style:font-size-asian="5.90431547164917pt" style:font-size-complex="5.90431547164917pt"/>
    </style:style>
    <style:style style:name="ch7" style:family="chart" style:data-style-name="N1">
      <style:chart-properties chart:scale-text="true" chart:display-label="true" chart:logarithmic="false" chart:reverse-direction="false" text:line-break="false" chart:axis-position="0"/>
      <style:graphic-properties svg:stroke-color="#b3b3b3"/>
      <style:text-properties fo:font-size="5.90431547164917pt" style:font-size-asian="5.90431547164917pt" style:font-size-complex="5.90431547164917pt"/>
    </style:style>
    <style:style style:name="ch8" style:family="chart">
      <style:chart-properties chart:auto-position="true" chart:scale-text="true" style:rotation-angle="90"/>
      <style:text-properties fo:font-size="7.0851788520813pt" style:font-size-asian="5.31388425827026pt" style:font-size-complex="5.31388425827026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 chart:scale-text="true"/>
      <style:graphic-properties svg:stroke-width="0.08cm" svg:stroke-color="#004586" draw:fill-color="#004586" dr3d:edge-rounding="5%"/>
      <style:text-properties fo:font-size="5.90431547164917pt" style:font-size-asian="5.90431547164917pt" style:font-size-complex="5.90431547164917pt"/>
    </style:style>
    <style:style style:name="ch11" style:family="chart" style:data-style-name="N1">
      <style:chart-properties chart:symbol-type="none" chart:scale-text="true"/>
      <style:graphic-properties svg:stroke-width="0.08cm" svg:stroke-color="#ff420e" draw:fill-color="#ff420e" dr3d:edge-rounding="5%"/>
      <style:text-properties fo:font-size="5.90431547164917pt" style:font-size-asian="5.90431547164917pt" style:font-size-complex="5.90431547164917pt"/>
    </style:style>
    <style:style style:name="ch12" style:family="chart" style:data-style-name="N1">
      <style:chart-properties chart:symbol-type="none" chart:scale-text="true"/>
      <style:graphic-properties svg:stroke-width="0.08cm" svg:stroke-color="#aecf00" draw:fill-color="#aecf00"/>
      <style:text-properties fo:font-size="5.90431547164917pt" style:font-size-asian="5.90431547164917pt" style:font-size-complex="5.90431547164917pt"/>
    </style:style>
    <style:style style:name="ch13" style:family="chart" style:data-style-name="N1">
      <style:chart-properties chart:symbol-type="none" chart:scale-text="true"/>
      <style:graphic-properties svg:stroke-width="0.08cm" svg:stroke-color="#4b1f6f" draw:fill-color="#4b1f6f"/>
      <style:text-properties fo:font-size="5.90431547164917pt" style:font-size-asian="5.90431547164917pt" style:font-size-complex="5.90431547164917pt"/>
    </style:style>
    <style:style style:name="ch14" style:family="chart" style:data-style-name="N1">
      <style:chart-properties chart:symbol-type="none" chart:scale-text="true"/>
      <style:graphic-properties svg:stroke-width="0.08cm" svg:stroke-color="#ff950e" draw:fill-color="#ff950e"/>
      <style:text-properties fo:font-size="5.90431547164917pt" style:font-size-asian="5.90431547164917pt" style:font-size-complex="5.90431547164917pt"/>
    </style:style>
    <style:style style:name="ch15" style:family="chart" style:data-style-name="N1">
      <style:chart-properties chart:symbol-type="none" chart:scale-text="true"/>
      <style:graphic-properties svg:stroke-width="0.08cm" svg:stroke-color="#c5000b" draw:fill-color="#c5000b"/>
      <style:text-properties fo:font-size="5.90431547164917pt" style:font-size-asian="5.90431547164917pt" style:font-size-complex="5.90431547164917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971cm" svg:height="8.623cm" xlink:href=".." xlink:type="simple" chart:class="chart:line" chart:style-name="ch1">
        <chart:title svg:x="3.917cm" svg:y="0.307cm" chart:style-name="ch2">
          <text:p>Perf. JVM sur RaspberryPi</text:p>
        </chart:title>
        <chart:subtitle svg:x="5.041cm" svg:y="0.976cm" chart:style-name="ch3">
          <text:p>Bench DaCaop 9.12</text:p>
        </chart:subtitle>
        <chart:legend svg:x="0.097cm" svg:y="7.832cm" style:legend-expansion="custom" chartooo:width="11.711cm" chartooo:height="0.791cm" style:legend-expansion-aspect-ratio="14.8053097345133" chart:style-name="ch4"/>
        <chart:plot-area chart:style-name="ch5" table:cell-range-address="Resultats.A2:Resultats.B7 Resultats.D2:Resultats.D7 Resultats.F2:Resultats.F7 Resultats.H2:Resultats.H7 Resultats.J2:Resultats.J7 Resultats.L2:Resultats.L7" chart:data-source-has-labels="both" svg:x="0.38cm" svg:y="1.404cm" svg:width="11.437cm" svg:height="6.493cm">
          <chartooo:coordinate-region svg:x="1.054cm" svg:y="1.525cm" svg:width="10.523cm" svg:height="5.884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.001cm" svg:y="5.224cm" chart:style-name="ch8">
              <text:p>secondes</text:p>
            </chart:title>
            <chart:grid chart:style-name="ch9" chart:class="major"/>
          </chart:axis>
          <chart:series chart:style-name="ch10" chart:values-cell-range-address="Resultats.B3:Resultats.B7" chart:label-cell-address="Resultats.B2:Resultats.B2" chart:class="chart:line">
            <chart:data-point chart:repeated="5"/>
          </chart:series>
          <chart:series chart:style-name="ch11" chart:values-cell-range-address="Resultats.D3:Resultats.D7" chart:label-cell-address="Resultats.D2:Resultats.D2" chart:class="chart:line">
            <chart:data-point chart:repeated="5"/>
          </chart:series>
          <chart:series chart:style-name="ch12" chart:values-cell-range-address="Resultats.F3:Resultats.F7" chart:label-cell-address="Resultats.F2:Resultats.F2" chart:class="chart:line">
            <chart:data-point chart:repeated="5"/>
          </chart:series>
          <chart:series chart:style-name="ch13" chart:values-cell-range-address="Resultats.H3:Resultats.H7" chart:label-cell-address="Resultats.H2:Resultats.H2" chart:class="chart:line">
            <chart:data-point chart:repeated="5"/>
          </chart:series>
          <chart:series chart:style-name="ch14" chart:values-cell-range-address="Resultats.J3:Resultats.J7" chart:label-cell-address="Resultats.J2:Resultats.J2" chart:class="chart:line">
            <chart:data-point chart:repeated="5"/>
          </chart:series>
          <chart:series chart:style-name="ch15" chart:values-cell-range-address="Resultats.L3:Resultats.L7" chart:label-cell-address="Resultats.L2:Resultats.L2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  <table:table-cell office:value-type="string">
                <text:p>JavaSE Embedded
(armel)</text:p>
                <draw:g>
                  <svg:desc>Resultats.J2:Resultats.J2</svg:desc>
                </draw:g>
              </table:table-cell>
              <table:table-cell office:value-type="string">
                <text:p>JavaSE
(armel)</text:p>
                <draw:g>
                  <svg:desc>Resultats.L2:Resultats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16.642">
                <text:p>1016.642</text:p>
                <draw:g>
                  <svg:desc>Resultats.B3:Resultats.B7</svg:desc>
                </draw:g>
              </table:table-cell>
              <table:table-cell office:value-type="float" office:value="908.701">
                <text:p>908.701</text:p>
                <draw:g>
                  <svg:desc>Resultats.D3:Resultats.D7</svg:desc>
                </draw:g>
              </table:table-cell>
              <table:table-cell office:value-type="float" office:value="1147">
                <text:p>1147</text:p>
                <draw:g>
                  <svg:desc>Resultats.F3:Resultats.F7</svg:desc>
                </draw:g>
              </table:table-cell>
              <table:table-cell office:value-type="float" office:value="1159.486">
                <text:p>1159.486</text:p>
                <draw:g>
                  <svg:desc>Resultats.H3:Resultats.H7</svg:desc>
                </draw:g>
              </table:table-cell>
              <table:table-cell office:value-type="float" office:value="249.768">
                <text:p>249.768</text:p>
                <draw:g>
                  <svg:desc>Resultats.J3:Resultats.J7</svg:desc>
                </draw:g>
              </table:table-cell>
              <table:table-cell office:value-type="float" office:value="235.707">
                <text:p>235.707</text:p>
                <draw:g>
                  <svg:desc>Resultats.L3:Resultats.L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50.371">
                <text:p>150.371</text:p>
              </table:table-cell>
              <table:table-cell office:value-type="float" office:value="121.768">
                <text:p>121.768</text:p>
              </table:table-cell>
              <table:table-cell office:value-type="float" office:value="175.719">
                <text:p>175.719</text:p>
              </table:table-cell>
              <table:table-cell office:value-type="float" office:value="171.425">
                <text:p>171.425</text:p>
              </table:table-cell>
              <table:table-cell office:value-type="float" office:value="56.207">
                <text:p>56.207</text:p>
              </table:table-cell>
              <table:table-cell office:value-type="float" office:value="56.23">
                <text:p>56.23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2274.037">
                <text:p>2274.037</text:p>
              </table:table-cell>
              <table:table-cell office:value-type="float" office:value="1727.882">
                <text:p>1727.882</text:p>
              </table:table-cell>
              <table:table-cell office:value-type="float" office:value="2537.324">
                <text:p>2537.324</text:p>
              </table:table-cell>
              <table:table-cell office:value-type="float" office:value="2541.987">
                <text:p>2541.987</text:p>
              </table:table-cell>
              <table:table-cell office:value-type="float" office:value="381.571">
                <text:p>381.571</text:p>
              </table:table-cell>
              <table:table-cell office:value-type="float" office:value="377.342">
                <text:p>377.342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383.823">
                <text:p>383.823</text:p>
              </table:table-cell>
              <table:table-cell office:value-type="float" office:value="282.517">
                <text:p>282.517</text:p>
              </table:table-cell>
              <table:table-cell office:value-type="float" office:value="436.665">
                <text:p>436.665</text:p>
              </table:table-cell>
              <table:table-cell office:value-type="float" office:value="434.304">
                <text:p>434.304</text:p>
              </table:table-cell>
              <table:table-cell office:value-type="float" office:value="131.107">
                <text:p>131.107</text:p>
              </table:table-cell>
              <table:table-cell office:value-type="float" office:value="127.53">
                <text:p>127.53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205.401">
                <text:p>1205.401</text:p>
              </table:table-cell>
              <table:table-cell office:value-type="float" office:value="1012.122">
                <text:p>1012.122</text:p>
              </table:table-cell>
              <table:table-cell office:value-type="float" office:value="1358.175">
                <text:p>1358.175</text:p>
              </table:table-cell>
              <table:table-cell office:value-type="float" office:value="1436.086">
                <text:p>1436.086</text:p>
              </table:table-cell>
              <table:table-cell office:value-type="float" office:value="221.67">
                <text:p>221.67</text:p>
              </table:table-cell>
              <table:table-cell office:value-type="float" office:value="212.199">
                <text:p>212.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787cm" svg:height="8.594cm" xlink:href=".." xlink:type="simple" chart:class="chart:line" chart:style-name="ch1">
        <chart:title svg:x="4.137cm" svg:y="0.307cm" chart:style-name="ch2">
          <text:p>Perf JVM sur Raspberry Pi</text:p>
        </chart:title>
        <chart:subtitle svg:x="4.362cm" svg:y="1.257cm" chart:style-name="ch3">
          <text:p>HFP (armhf) vs SFP (armel)</text:p>
        </chart:subtitle>
        <chart:legend chart:legend-position="bottom" svg:x="3.364cm" svg:y="6.519cm" style:legend-expansion="wide" chart:style-name="ch4"/>
        <chart:plot-area chart:style-name="ch5" table:cell-range-address="Resultats.A2:Resultats.B7 Resultats.D2:Resultats.D7 Resultats.F2:Resultats.F7 Resultats.H2:Resultats.H7" chart:data-source-has-labels="both" svg:x="1.286cm" svg:y="2.282cm" svg:width="11.951cm" svg:height="3.646cm">
          <chartooo:coordinate-region svg:x="2.278cm" svg:y="2.481cm" svg:width="10.547cm" svg:height="2.8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.451cm" svg:y="4.863cm" chart:style-name="ch8">
              <text:p>secondes</text:p>
            </chart:title>
            <chart:grid chart:style-name="ch9" chart:class="major"/>
          </chart:axis>
          <chart:series chart:style-name="ch10" chart:values-cell-range-address="Resultats.B3:Resultats.B7" chart:label-cell-address="Resultats.B2:Resultats.B2" chart:class="chart:line">
            <chart:data-point chart:repeated="5"/>
          </chart:series>
          <chart:series chart:style-name="ch11" chart:values-cell-range-address="Resultats.D3:Resultats.D7" chart:label-cell-address="Resultats.D2:Resultats.D2" chart:class="chart:line">
            <chart:data-point chart:repeated="5"/>
          </chart:series>
          <chart:series chart:style-name="ch12" chart:values-cell-range-address="Resultats.F3:Resultats.F7" chart:label-cell-address="Resultats.F2:Resultats.F2" chart:class="chart:line">
            <chart:data-point chart:repeated="5"/>
          </chart:series>
          <chart:series chart:style-name="ch13" chart:values-cell-range-address="Resultats.H3:Resultats.H7" chart:label-cell-address="Resultats.H2:Resultats.H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16.642">
                <text:p>1016.642</text:p>
                <draw:g>
                  <svg:desc>Resultats.B3:Resultats.B7</svg:desc>
                </draw:g>
              </table:table-cell>
              <table:table-cell office:value-type="float" office:value="908.701">
                <text:p>908.701</text:p>
                <draw:g>
                  <svg:desc>Resultats.D3:Resultats.D7</svg:desc>
                </draw:g>
              </table:table-cell>
              <table:table-cell office:value-type="float" office:value="1147">
                <text:p>1147</text:p>
                <draw:g>
                  <svg:desc>Resultats.F3:Resultats.F7</svg:desc>
                </draw:g>
              </table:table-cell>
              <table:table-cell office:value-type="float" office:value="1159.486">
                <text:p>1159.486</text:p>
                <draw:g>
                  <svg:desc>Resultats.H3:Resultats.H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50.371">
                <text:p>150.371</text:p>
              </table:table-cell>
              <table:table-cell office:value-type="float" office:value="121.768">
                <text:p>121.768</text:p>
              </table:table-cell>
              <table:table-cell office:value-type="float" office:value="175.719">
                <text:p>175.719</text:p>
              </table:table-cell>
              <table:table-cell office:value-type="float" office:value="171.425">
                <text:p>171.425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2274.037">
                <text:p>2274.037</text:p>
              </table:table-cell>
              <table:table-cell office:value-type="float" office:value="1727.882">
                <text:p>1727.882</text:p>
              </table:table-cell>
              <table:table-cell office:value-type="float" office:value="2537.324">
                <text:p>2537.324</text:p>
              </table:table-cell>
              <table:table-cell office:value-type="float" office:value="2541.987">
                <text:p>2541.987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383.823">
                <text:p>383.823</text:p>
              </table:table-cell>
              <table:table-cell office:value-type="float" office:value="282.517">
                <text:p>282.517</text:p>
              </table:table-cell>
              <table:table-cell office:value-type="float" office:value="436.665">
                <text:p>436.665</text:p>
              </table:table-cell>
              <table:table-cell office:value-type="float" office:value="434.304">
                <text:p>434.304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205.401">
                <text:p>1205.401</text:p>
              </table:table-cell>
              <table:table-cell office:value-type="float" office:value="1012.122">
                <text:p>1012.122</text:p>
              </table:table-cell>
              <table:table-cell office:value-type="float" office:value="1358.175">
                <text:p>1358.175</text:p>
              </table:table-cell>
              <table:table-cell office:value-type="float" office:value="1436.086">
                <text:p>1436.0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draw:stroke="dash" draw:stroke-dash="Fine_20_Dashed_20__28_var_29_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draw:stroke="dash" draw:stroke-dash="Fine_20_Dashed_20__28_var_29_" svg:stroke-width="0.08cm" svg:stroke-color="#4b1f6f" draw:fill-color="#4b1f6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788cm" svg:height="6.991cm" xlink:href=".." xlink:type="simple" chart:class="chart:line" chart:style-name="ch1">
        <chart:title svg:x="2.411cm" svg:y="0.275cm" chart:style-name="ch2">
          <text:p>Perf. JVM Oracle sur RaspberryPi</text:p>
        </chart:title>
        <chart:subtitle svg:x="3.297cm" svg:y="1.193cm" chart:style-name="ch3">
          <text:p>JavaSE / JavaSE Embedded</text:p>
        </chart:subtitle>
        <chart:legend svg:x="0.188cm" svg:y="6.575cm" style:legend-expansion="custom" chartooo:width="11.412cm" chartooo:height="0.333cm" style:legend-expansion-aspect-ratio="34.2702702702703" chart:style-name="ch4"/>
        <chart:plot-area chart:style-name="ch5" table:cell-range-address="Resultats.A3:Resultats.A7 Resultats.J2:Resultats.J7 Resultats.L2:Resultats.L7 Resultats.O2:Resultats.O7 Resultats.Q2:Resultats.Q7" chart:data-source-has-labels="both" svg:x="0.562cm" svg:y="1.161cm" svg:width="11.165cm" svg:height="5.576cm">
          <chartooo:coordinate-region svg:x="1.369cm" svg:y="1.36cm" svg:width="9.946cm" svg:height="4.73cm"/>
          <chart:axis chart:dimension="x" chart:name="primary-x" chart:style-name="ch6" chartooo:axis-type="auto">
            <chartooo:date-scale/>
            <chart:categories table:cell-range-address="Resultats.A3:Resultats.A7"/>
          </chart:axis>
          <chart:axis chart:dimension="y" chart:name="primary-y" chart:style-name="ch7">
            <chart:title svg:x="0cm" svg:y="4.707cm" chart:style-name="ch8">
              <text:p>secondes</text:p>
            </chart:title>
            <chart:grid chart:style-name="ch9" chart:class="major"/>
          </chart:axis>
          <chart:series chart:style-name="ch10" chart:values-cell-range-address="Resultats.J3:Resultats.J7" chart:label-cell-address="Resultats.J2:Resultats.J2" chart:class="chart:line">
            <chart:data-point chart:repeated="5"/>
          </chart:series>
          <chart:series chart:style-name="ch11" chart:values-cell-range-address="Resultats.L3:Resultats.L7" chart:label-cell-address="Resultats.L2:Resultats.L2" chart:class="chart:line">
            <chart:data-point chart:repeated="5"/>
          </chart:series>
          <chart:series chart:style-name="ch12" chart:values-cell-range-address="Resultats.O3:Resultats.O7" chart:label-cell-address="Resultats.O2:Resultats.O2" chart:class="chart:line">
            <chart:data-point chart:repeated="5"/>
          </chart:series>
          <chart:series chart:style-name="ch13" chart:values-cell-range-address="Resultats.Q3:Resultats.Q7" chart:label-cell-address="Resultats.Q2:Resultats.Q2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SE Embedded
(armel)</text:p>
                <draw:g>
                  <svg:desc>Resultats.J2:Resultats.J2</svg:desc>
                </draw:g>
              </table:table-cell>
              <table:table-cell office:value-type="string">
                <text:p>JavaSE
(armel)</text:p>
                <draw:g>
                  <svg:desc>Resultats.L2:Resultats.L2</svg:desc>
                </draw:g>
              </table:table-cell>
              <table:table-cell office:value-type="string">
                <text:p>JavaSE Embedded 
(armhf) – projection</text:p>
                <draw:g>
                  <svg:desc>Resultats.O2:Resultats.O2</svg:desc>
                </draw:g>
              </table:table-cell>
              <table:table-cell office:value-type="string">
                <text:p>JavaSE 
(armhf) – projection</text:p>
                <draw:g>
                  <svg:desc>Resultats.Q2:Resultats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249.768">
                <text:p>249.768</text:p>
                <draw:g>
                  <svg:desc>Resultats.J3:Resultats.J7</svg:desc>
                </draw:g>
              </table:table-cell>
              <table:table-cell office:value-type="float" office:value="235.707">
                <text:p>235.707</text:p>
                <draw:g>
                  <svg:desc>Resultats.L3:Resultats.L7</svg:desc>
                </draw:g>
              </table:table-cell>
              <table:table-cell office:value-type="float" office:value="221.381551051439">
                <text:p>221.381551051439</text:p>
                <draw:g>
                  <svg:desc>Resultats.O3:Resultats.O7</svg:desc>
                </draw:g>
              </table:table-cell>
              <table:table-cell office:value-type="float" office:value="208.918601476896">
                <text:p>208.918601476896</text:p>
                <draw:g>
                  <svg:desc>Resultats.Q3:Resultats.Q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56.207">
                <text:p>56.207</text:p>
              </table:table-cell>
              <table:table-cell office:value-type="float" office:value="56.23">
                <text:p>56.23</text:p>
              </table:table-cell>
              <table:table-cell office:value-type="float" office:value="48.0989693601716">
                <text:p>48.0989693601716</text:p>
              </table:table-cell>
              <table:table-cell office:value-type="float" office:value="48.1186515402432">
                <text:p>48.1186515402432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381.571">
                <text:p>381.571</text:p>
              </table:table-cell>
              <table:table-cell office:value-type="float" office:value="377.342">
                <text:p>377.342</text:p>
              </table:table-cell>
              <table:table-cell office:value-type="float" office:value="341.977048310346">
                <text:p>341.977048310346</text:p>
              </table:table-cell>
              <table:table-cell office:value-type="float" office:value="338.186873120658">
                <text:p>338.186873120658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131.107">
                <text:p>131.107</text:p>
              </table:table-cell>
              <table:table-cell office:value-type="float" office:value="127.53">
                <text:p>127.53</text:p>
              </table:table-cell>
              <table:table-cell office:value-type="float" office:value="115.241391137371">
                <text:p>115.241391137371</text:p>
              </table:table-cell>
              <table:table-cell office:value-type="float" office:value="112.097253478067">
                <text:p>112.097253478067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221.67">
                <text:p>221.67</text:p>
              </table:table-cell>
              <table:table-cell office:value-type="float" office:value="212.199">
                <text:p>212.199</text:p>
              </table:table-cell>
              <table:table-cell office:value-type="float" office:value="196.735501441272">
                <text:p>196.735501441272</text:p>
              </table:table-cell>
              <table:table-cell office:value-type="float" office:value="188.329844680546">
                <text:p>188.329844680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">
      <style:chart-properties chart:display-label="true" chart:logarithmic="false" chart:minimum="0" chart:maximum="140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eb613d" draw:fill-color="#eb613d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arrow-down" chart:symbol-width="0.25cm" chart:symbol-height="0.25cm"/>
    </style:style>
    <style:style style:name="ch9" style:family="chart" style:data-style-name="N1">
      <style:chart-properties chart:symbol-type="none"/>
      <style:graphic-properties svg:stroke-width="0.08cm" svg:stroke-color="#94bd5e" draw:fill-color="#94bd5e"/>
      <style:text-properties fo:font-size="10pt" style:font-size-asian="10pt" style:font-size-complex="10pt"/>
    </style:style>
    <style:style style:name="ch10" style:family="chart" style:data-style-name="N1">
      <style:chart-properties chart:symbol-type="none"/>
      <style:graphic-properties svg:stroke-width="0.08cm" svg:stroke-color="#9966cc" draw:fill-color="#9966cc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00b8ff" draw:fill-color="#00b8ff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one"/>
      <style:graphic-properties svg:stroke-width="0.08cm" svg:stroke-color="#94006b" svg:stroke-opacity="50%" draw:fill="hatch" draw:fill-color="#94006b" draw:fill-hatch-name="Black_20_0_20_Degrees" draw:fill-hatch-solid="true" draw:opacity="50%" draw:opacity-name="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308cm" chart:symbol-height="0.308cm"/>
      <style:graphic-properties draw:fill-hatch-name="Black_20_45_20_Degrees_20_Wide"/>
    </style:style>
    <style:style style:name="ch16" style:family="chart" style:data-style-name="N1">
      <style:chart-properties chart:symbol-type="none"/>
      <style:graphic-properties svg:stroke-width="0.08cm" svg:stroke-color="#2300dc" svg:stroke-opacity="50%" draw:fill="hatch" draw:fill-color="#2300dc" draw:fill-hatch-name="Black_20_0_20_Degrees" draw:fill-hatch-solid="true" draw:opacity="50%" draw:opacity-name=""/>
      <style:text-properties fo:font-size="10pt" style:font-size-asian="10pt" style:font-size-complex="10pt"/>
    </style:style>
    <style:style style:name="ch17" style:family="chart" style:data-style-name="N1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423cm" svg:height="15.447cm" xlink:href=".." xlink:type="simple" chart:class="chart:line" chart:style-name="ch1">
        <chart:legend svg:x="21.345cm" svg:y="3.019cm" style:legend-expansion="custom" chartooo:width="6.715cm" chartooo:height="11.026cm" style:legend-expansion-aspect-ratio="0.60901505532378" chart:style-name="ch2"/>
        <chart:plot-area chart:style-name="ch3" table:cell-range-address="Resultats.A3:Resultats.A7 Resultats.F2:Resultats.F2 Resultats.G3:Resultats.G7 Resultats.H2:Resultats.H2 Resultats.I3:Resultats.I7 Resultats.J2:Resultats.J2 Resultats.K3:Resultats.K7 Resultats.L2:Resultats.L2 Resultats.M3:Resultats.M7 Resultats.B2:Resultats.B2 Resultats.C3:Resultats.C7 Resultats.D2:Resultats.D2 Resultats.E3:Resultats.E7 Resultats.O2:Resultats.O2 Resultats.P3:Resultats.P7 Resultats.Q2:Resultats.Q2 Resultats.R3:Resultats.R7 Resultats.S2:Resultats.S2 Resultats.T3:Resultats.T7" chart:data-source-has-labels="both" svg:x="2.275cm" svg:y="1.014cm" svg:width="18.92cm" svg:height="13.754cm">
          <chartooo:coordinate-region svg:x="3.24cm" svg:y="1.24cm" svg:width="17.437cm" svg:height="12.828cm"/>
          <chart:axis chart:dimension="x" chart:name="primary-x" chart:style-name="ch4" chartooo:axis-type="auto">
            <chartooo:date-scale/>
            <chart:categories table:cell-range-address="Resultats.A3:Resultats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ats.G3:Resultats.G7" chart:label-cell-address="Resultats.F2:Resultats.F2" chart:class="chart:line">
            <chart:data-point chart:style-name="ch8"/>
            <chart:data-point chart:repeated="4"/>
          </chart:series>
          <chart:series chart:style-name="ch9" chart:values-cell-range-address="Resultats.I3:Resultats.I7" chart:label-cell-address="Resultats.H2:Resultats.H2" chart:class="chart:line">
            <chart:data-point chart:repeated="5"/>
          </chart:series>
          <chart:series chart:style-name="ch10" chart:values-cell-range-address="Resultats.K3:Resultats.K7" chart:label-cell-address="Resultats.J2:Resultats.J2" chart:class="chart:line">
            <chart:data-point chart:repeated="5"/>
          </chart:series>
          <chart:series chart:style-name="ch11" chart:values-cell-range-address="Resultats.M3:Resultats.M7" chart:label-cell-address="Resultats.L2:Resultats.L2" chart:class="chart:line">
            <chart:data-point chart:repeated="5"/>
          </chart:series>
          <chart:series chart:style-name="ch12" chart:values-cell-range-address="Resultats.C3:Resultats.C7" chart:label-cell-address="Resultats.B2:Resultats.B2" chart:class="chart:line">
            <chart:data-point chart:repeated="5"/>
          </chart:series>
          <chart:series chart:style-name="ch13" chart:values-cell-range-address="Resultats.E3:Resultats.E7" chart:label-cell-address="Resultats.D2:Resultats.D2" chart:class="chart:line">
            <chart:data-point chart:repeated="5"/>
          </chart:series>
          <chart:series chart:style-name="ch14" chart:values-cell-range-address="Resultats.P3:Resultats.P7" chart:label-cell-address="Resultats.O2:Resultats.O2" chart:class="chart:line">
            <chart:data-point chart:repeated="2"/>
            <chart:data-point chart:style-name="ch15"/>
            <chart:data-point chart:repeated="2"/>
          </chart:series>
          <chart:series chart:style-name="ch16" chart:values-cell-range-address="Resultats.R3:Resultats.R7" chart:label-cell-address="Resultats.Q2:Resultats.Q2" chart:class="chart:line">
            <chart:data-point chart:repeated="5"/>
          </chart:series>
          <chart:series chart:style-name="ch17" chart:values-cell-range-address="Resultats.T3:Resultats.T7" chart:label-cell-address="Resultats.S2:Resultats.S2" chart:class="chart:line">
            <chart:data-point chart:repeated="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JDK
ZeroVM (armel)</text:p>
                <draw:g>
                  <svg:desc>Resultats.F2:Resultats.F2</svg:desc>
                </draw:g>
              </table:table-cell>
              <table:table-cell office:value-type="string">
                <text:p>OpenJDK
JamVM (armel)</text:p>
                <draw:g>
                  <svg:desc>Resultats.H2:Resultats.H2</svg:desc>
                </draw:g>
              </table:table-cell>
              <table:table-cell office:value-type="string">
                <text:p>JavaSE Embedded
(armel)</text:p>
                <draw:g>
                  <svg:desc>Resultats.J2:Resultats.J2</svg:desc>
                </draw:g>
              </table:table-cell>
              <table:table-cell office:value-type="string">
                <text:p>JavaSE
(armel)</text:p>
                <draw:g>
                  <svg:desc>Resultats.L2:Resultats.L2</svg:desc>
                </draw:g>
              </table:table-cell>
              <table:table-cell office:value-type="string">
                <text:p>OpenJDK
ZeroVM (armhf)</text:p>
                <draw:g>
                  <svg:desc>Resultats.B2:Resultats.B2</svg:desc>
                </draw:g>
              </table:table-cell>
              <table:table-cell office:value-type="string">
                <text:p>OpenJDK
JamVM (armhf)</text:p>
                <draw:g>
                  <svg:desc>Resultats.D2:Resultats.D2</svg:desc>
                </draw:g>
              </table:table-cell>
              <table:table-cell office:value-type="string">
                <text:p>JavaSE Embedded 
(armhf) – projection</text:p>
                <draw:g>
                  <svg:desc>Resultats.O2:Resultats.O2</svg:desc>
                </draw:g>
              </table:table-cell>
              <table:table-cell office:value-type="string">
                <text:p>JavaSE 
(armhf) – projection</text:p>
                <draw:g>
                  <svg:desc>Resultats.Q2:Resultats.Q2</svg:desc>
                </draw:g>
              </table:table-cell>
              <table:table-cell office:value-type="string">
                <text:p>Avian 0.6</text:p>
                <draw:g>
                  <svg:desc>Resultats.S2:Resultats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rora</text:p>
                <draw:g>
                  <svg:desc>Resultats.A3:Resultats.A7</svg:desc>
                </draw:g>
              </table:table-cell>
              <table:table-cell office:value-type="float" office:value="100">
                <text:p>100</text:p>
                <draw:g>
                  <svg:desc>Resultats.G3:Resultats.G7</svg:desc>
                </draw:g>
              </table:table-cell>
              <table:table-cell office:value-type="float" office:value="101.088578901482">
                <text:p>101.088578901482</text:p>
                <draw:g>
                  <svg:desc>Resultats.I3:Resultats.I7</svg:desc>
                </draw:g>
              </table:table-cell>
              <table:table-cell office:value-type="float" office:value="21.7757628596338">
                <text:p>21.7757628596338</text:p>
                <draw:g>
                  <svg:desc>Resultats.K3:Resultats.K7</svg:desc>
                </draw:g>
              </table:table-cell>
              <table:table-cell office:value-type="float" office:value="20.5498692240628">
                <text:p>20.5498692240628</text:p>
                <draw:g>
                  <svg:desc>Resultats.M3:Resultats.M7</svg:desc>
                </draw:g>
              </table:table-cell>
              <table:table-cell office:value-type="float" office:value="88.6348735832607">
                <text:p>88.6348735832607</text:p>
                <draw:g>
                  <svg:desc>Resultats.C3:Resultats.C7</svg:desc>
                </draw:g>
              </table:table-cell>
              <table:table-cell office:value-type="float" office:value="79.224149956408">
                <text:p>79.224149956408</text:p>
                <draw:g>
                  <svg:desc>Resultats.E3:Resultats.E7</svg:desc>
                </draw:g>
              </table:table-cell>
              <table:table-cell office:value-type="float" office:value="19.3009198824271">
                <text:p>19.3009198824271</text:p>
                <draw:g>
                  <svg:desc>Resultats.P3:Resultats.P7</svg:desc>
                </draw:g>
              </table:table-cell>
              <table:table-cell office:value-type="float" office:value="18.2143506082734">
                <text:p>18.2143506082734</text:p>
                <draw:g>
                  <svg:desc>Resultats.R3:Resultats.R7</svg:desc>
                </draw:g>
              </table:table-cell>
              <table:table-cell office:value-type="float" office:value="63.8186573670445">
                <text:p>63.8186573670445</text:p>
                <draw:g>
                  <svg:desc>Resultats.T3:Resultats.T7</svg:desc>
                </draw:g>
              </table:table-cell>
            </table:table-row>
            <table:table-row>
              <table:table-cell office:value-type="string">
                <text:p>fop</text:p>
              </table:table-cell>
              <table:table-cell office:value-type="float" office:value="100">
                <text:p>100</text:p>
              </table:table-cell>
              <table:table-cell office:value-type="float" office:value="97.5563257245944">
                <text:p>97.5563257245944</text:p>
              </table:table-cell>
              <table:table-cell office:value-type="float" office:value="31.9868653930423">
                <text:p>31.9868653930423</text:p>
              </table:table-cell>
              <table:table-cell office:value-type="float" office:value="31.9999544727662">
                <text:p>31.9999544727662</text:p>
              </table:table-cell>
              <table:table-cell office:value-type="float" office:value="85.5746959634416">
                <text:p>85.5746959634416</text:p>
              </table:table-cell>
              <table:table-cell office:value-type="float" office:value="69.2970026007432">
                <text:p>69.2970026007432</text:p>
              </table:table-cell>
              <table:table-cell office:value-type="float" office:value="27.3726628083313">
                <text:p>27.3726628083313</text:p>
              </table:table-cell>
              <table:table-cell office:value-type="float" office:value="27.3838637485094">
                <text:p>27.3838637485094</text:p>
              </table:table-cell>
              <table:table-cell office:value-type="float" office:value="135.443520620991">
                <text:p>135.443520620991</text:p>
              </table:table-cell>
            </table:table-row>
            <table:table-row>
              <table:table-cell office:value-type="string">
                <text:p>jython</text:p>
              </table:table-cell>
              <table:table-cell office:value-type="float" office:value="100">
                <text:p>100</text:p>
              </table:table-cell>
              <table:table-cell office:value-type="float" office:value="100.183776293449">
                <text:p>100.183776293449</text:p>
              </table:table-cell>
              <table:table-cell office:value-type="float" office:value="15.0383238403925">
                <text:p>15.0383238403925</text:p>
              </table:table-cell>
              <table:table-cell office:value-type="float" office:value="14.8716521815898">
                <text:p>14.8716521815898</text:p>
              </table:table-cell>
              <table:table-cell office:value-type="float" office:value="89.6234379212115">
                <text:p>89.6234379212115</text:p>
              </table:table-cell>
              <table:table-cell office:value-type="float" office:value="68.0985952129093">
                <text:p>68.0985952129093</text:p>
              </table:table-cell>
              <table:table-cell office:value-type="float" office:value="13.4778628314849">
                <text:p>13.4778628314849</text:p>
              </table:table-cell>
              <table:table-cell office:value-type="float" office:value="13.3284859608256">
                <text:p>13.3284859608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md</text:p>
              </table:table-cell>
              <table:table-cell office:value-type="float" office:value="100">
                <text:p>100</text:p>
              </table:table-cell>
              <table:table-cell office:value-type="float" office:value="99.4593109134004">
                <text:p>99.4593109134004</text:p>
              </table:table-cell>
              <table:table-cell office:value-type="float" office:value="30.0246184145741">
                <text:p>30.0246184145741</text:p>
              </table:table-cell>
              <table:table-cell office:value-type="float" office:value="29.2054549826526">
                <text:p>29.2054549826526</text:p>
              </table:table-cell>
              <table:table-cell office:value-type="float" office:value="87.8987324379101">
                <text:p>87.8987324379101</text:p>
              </table:table-cell>
              <table:table-cell office:value-type="float" office:value="64.6987965602922">
                <text:p>64.6987965602922</text:p>
              </table:table-cell>
              <table:table-cell office:value-type="float" office:value="26.39125900573">
                <text:p>26.39125900573</text:p>
              </table:table-cell>
              <table:table-cell office:value-type="float" office:value="25.6712247324761">
                <text:p>25.6712247324761</text:p>
              </table:table-cell>
              <table:table-cell office:value-type="float" office:value="87.7102584361009">
                <text:p>87.7102584361009</text:p>
              </table:table-cell>
            </table:table-row>
            <table:table-row>
              <table:table-cell office:value-type="string">
                <text:p>xalan</text:p>
              </table:table-cell>
              <table:table-cell office:value-type="float" office:value="100">
                <text:p>100</text:p>
              </table:table-cell>
              <table:table-cell office:value-type="float" office:value="105.7364478068">
                <text:p>105.7364478068</text:p>
              </table:table-cell>
              <table:table-cell office:value-type="float" office:value="16.321166270915">
                <text:p>16.321166270915</text:p>
              </table:table-cell>
              <table:table-cell office:value-type="float" office:value="15.6238334529792">
                <text:p>15.6238334529792</text:p>
              </table:table-cell>
              <table:table-cell office:value-type="float" office:value="88.751523183684">
                <text:p>88.751523183684</text:p>
              </table:table-cell>
              <table:table-cell office:value-type="float" office:value="74.5207355458612">
                <text:p>74.5207355458612</text:p>
              </table:table-cell>
              <table:table-cell office:value-type="float" office:value="14.4852836667788">
                <text:p>14.4852836667788</text:p>
              </table:table-cell>
              <table:table-cell office:value-type="float" office:value="13.866390169201">
                <text:p>13.866390169201</text:p>
              </table:table-cell>
              <table:table-cell office:value-type="float" office:value="47.784711101294">
                <text:p>47.7847111012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_20_Wide" draw:display-name="Black 45 Degrees Wide" draw:style="single" draw:color="#000000" draw:distance="0.508cm" draw:rotation="450"/>
  </office:styles>
</office:document-styles>
</file>